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6399" officeooo:paragraph-rsid="00066399"/>
    </style:style>
    <style:style style:name="P2" style:family="paragraph" style:parent-style-name="Standard">
      <style:paragraph-properties fo:text-align="center" style:justify-single-word="false"/>
      <style:text-properties officeooo:rsid="00066399" officeooo:paragraph-rsid="00066399"/>
    </style:style>
    <style:style style:name="P3" style:family="paragraph" style:parent-style-name="Standard">
      <style:paragraph-properties fo:text-align="center" style:justify-single-word="false"/>
      <style:text-properties fo:font-weight="bold" officeooo:rsid="00066399" officeooo:paragraph-rsid="00066399" style:font-weight-asian="bold" style:font-weight-complex="bold"/>
    </style:style>
    <style:style style:name="P4" style:family="paragraph" style:parent-style-name="Standard">
      <style:text-properties fo:font-weight="bold" officeooo:rsid="00066399" officeooo:paragraph-rsid="00066399" style:font-weight-asian="bold" style:font-weight-complex="bold"/>
    </style:style>
    <style:style style:name="P5" style:family="paragraph" style:parent-style-name="Standard">
      <style:text-properties fo:font-weight="bold" officeooo:rsid="00081888" officeooo:paragraph-rsid="00081888" style:font-weight-asian="bold" style:font-weight-complex="bold"/>
    </style:style>
    <style:style style:name="P6" style:family="paragraph" style:parent-style-name="Standard">
      <style:text-properties fo:font-weight="bold" officeooo:rsid="00086cdf" officeooo:paragraph-rsid="00086cdf" style:font-weight-asian="bold" style:font-weight-complex="bold"/>
    </style:style>
    <style:style style:name="P7" style:family="paragraph" style:parent-style-name="Standard">
      <style:text-properties fo:font-weight="normal" officeooo:rsid="00066399" officeooo:paragraph-rsid="00066399" style:font-weight-asian="normal" style:font-weight-complex="normal"/>
    </style:style>
    <style:style style:name="P8" style:family="paragraph" style:parent-style-name="Standard">
      <style:text-properties fo:font-weight="normal" officeooo:rsid="00081888" officeooo:paragraph-rsid="00081888" style:font-weight-asian="normal" style:font-weight-complex="normal"/>
    </style:style>
    <style:style style:name="P9" style:family="paragraph" style:parent-style-name="Standard">
      <style:text-properties fo:font-weight="normal" officeooo:rsid="00086cdf" officeooo:paragraph-rsid="00086cdf" style:font-weight-asian="normal" style:font-weight-complex="normal"/>
    </style:style>
    <style:style style:name="P10" style:family="paragraph" style:parent-style-name="Table_20_Contents">
      <style:paragraph-properties fo:text-align="center" style:justify-single-word="false"/>
      <style:text-properties officeooo:rsid="00066399" officeooo:paragraph-rsid="00066399"/>
    </style:style>
    <style:style style:name="P11" style:family="paragraph" style:parent-style-name="Table_20_Contents">
      <style:paragraph-properties fo:text-align="center" style:justify-single-word="false"/>
      <style:text-properties fo:font-weight="bold" officeooo:rsid="00066399" officeooo:paragraph-rsid="0006639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Complete the following table:</text:p>
      <text:p text:style-name="P1"/>
      <table:table table:name="Tabla1" table:style-name="Tabla1">
        <table:table-column table:style-name="Tabla1.A"/>
        <table:table-column table:style-name="Tabla1.B"/>
        <table:table-row>
          <table:table-cell table:style-name="Tabla1.A1" office:value-type="string">
            <text:p text:style-name="P11">654</text:p>
          </table:table-cell>
          <table:table-cell table:style-name="Tabla1.B1" office:value-type="string">
            <text:p text:style-name="P10">rw-r-xr--</text:p>
          </table:table-cell>
        </table:table-row>
        <table:table-row>
          <table:table-cell table:style-name="Tabla1.A2" office:value-type="string">
            <text:p text:style-name="P2">766</text:p>
          </table:table-cell>
          <table:table-cell table:style-name="Tabla1.B2" office:value-type="string">
            <text:p text:style-name="P3">rwxrw-rw-</text:p>
          </table:table-cell>
        </table:table-row>
        <table:table-row>
          <table:table-cell table:style-name="Tabla1.A2" office:value-type="string">
            <text:p text:style-name="P2">777</text:p>
          </table:table-cell>
          <table:table-cell table:style-name="Tabla1.B2" office:value-type="string">
            <text:p text:style-name="P3">rwxrwxrwx</text:p>
          </table:table-cell>
        </table:table-row>
        <table:table-row>
          <table:table-cell table:style-name="Tabla1.A2" office:value-type="string">
            <text:p text:style-name="P11">520</text:p>
          </table:table-cell>
          <table:table-cell table:style-name="Tabla1.B2" office:value-type="string">
            <text:p text:style-name="P10">r-x-w----</text:p>
          </table:table-cell>
        </table:table-row>
        <table:table-row>
          <table:table-cell table:style-name="Tabla1.A2" office:value-type="string">
            <text:p text:style-name="P11">764</text:p>
          </table:table-cell>
          <table:table-cell table:style-name="Tabla1.B2" office:value-type="string">
            <text:p text:style-name="P10">rwxrw-r--</text:p>
          </table:table-cell>
        </table:table-row>
        <table:table-row>
          <table:table-cell table:style-name="Tabla1.A2" office:value-type="string">
            <text:p text:style-name="P2">440</text:p>
          </table:table-cell>
          <table:table-cell table:style-name="Tabla1.B2" office:value-type="string">
            <text:p text:style-name="P3"><text:s/>r--r-----</text:p>
          </table:table-cell>
        </table:table-row>
      </table:table>
      <text:p text:style-name="P1"/>
      <text:p text:style-name="P4">2. Create the groups office1 and office2.</text:p>
      <text:p text:style-name="P1">groupadd office1</text:p>
      <text:p text:style-name="P1">groupadd office2</text:p>
      <text:p text:style-name="P1"/>
      <text:p text:style-name="P4">3. Create the users gearoid and paul. These users must belong only to the group office1.</text:p>
      <text:p text:style-name="P7">adduser gearoid --ingroup office1</text:p>
      <text:p text:style-name="P7">adduser paul --ingroup office1</text:p>
      <text:p text:style-name="P7"/>
      <text:p text:style-name="P4">4. Create the users anna and emma. These users must belong only to the group office2.</text:p>
      <text:p text:style-name="P7">adduser anna --ingroup office2</text:p>
      <text:p text:style-name="P7">adduser emma --ingroup office2</text:p>
      <text:p text:style-name="P7"/>
      <text:p text:style-name="P4">5. As user gearoid, create a file named topsecret.txt in his home directory. Only this user must have access to this file, both for reading and writing.</text:p>
      <text:p text:style-name="P8">su gearoid</text:p>
      <text:p text:style-name="P8">cs</text:p>
      <text:p text:style-name="P8">touch top_secret.txt</text:p>
      <text:p text:style-name="P8">chmod 600 top_secret.txt</text:p>
      <text:p text:style-name="P8"/>
      <text:p text:style-name="P5">6. Create another file named sales.txt, also as user gearoid,. All users in the same group as gearoid must have access to this file, both for reading and writing. The permissions for owner and the rest of users must remain as default. Check that you can modify the file if you access it as user paul.</text:p>
      <text:p text:style-name="P8">touch sales.txt</text:p>
      <text:p text:style-name="P8">chmod g+rw sales.txt</text:p>
      <text:p text:style-name="P8">Se puede comprar que puedes modificar el fichero desde paulporque es miembro del grupo:</text:p>
      <text:p text:style-name="P8">su paul</text:p>
      <text:p text:style-name="P8">gedit /home/gearoid/sales.txt</text:p>
      <text:p text:style-name="P8"/>
      <text:p text:style-name="P8"/>
      <text:p text:style-name="P5">7. As user anna, create a file named employees.txt. Any user must have access to read its content and any user in the same group must have access to read or write to it.</text:p>
      <text:p text:style-name="P8">exit</text:p>
      <text:p text:style-name="P8">su anna</text:p>
      <text:p text:style-name="P8">cd</text:p>
      <text:p text:style-name="P8">touch employees.txt</text:p>
      <text:p text:style-name="P8">chmod 664 employees.txt</text:p>
      <text:p text:style-name="P8"/>
      <text:p text:style-name="P8"/>
      <text:p text:style-name="P8"/>
      <text:p text:style-name="P8"/>
      <text:p text:style-name="P5"><text:soft-page-break/>8. Create the user student (if it is not yet created). Copy the file employees.txt to the home directory of user student . Change the owner and the group of this file to student.</text:p>
      <text:p text:style-name="P8">exit</text:p>
      <text:p text:style-name="P8">sudo cp /home/anna/employees.txt /home/student/</text:p>
      <text:p text:style-name="P8">sudo chown student /home/student/employees.txt</text:p>
      <text:p text:style-name="P8">sudo chgrp student /home/student/employees.txt</text:p>
      <text:p text:style-name="P8"/>
      <text:p text:style-name="P6">17. Supose a user has read access to a file, but this file is in a directory for which the user has no read access. Could this user read this file? Try it.</text:p>
      <text:p text:style-name="P9">No. Un usuario no puede ver dentro de un directorio si no tiene permi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08:51:19.041004221</meta:creation-date>
    <dc:date>2016-11-21T08:41:39.286376086</dc:date>
    <meta:editing-duration>PT11M23S</meta:editing-duration>
    <meta:editing-cycles>5</meta:editing-cycles>
    <meta:generator>LibreOffice/5.1.4.2$Linux_X86_64 LibreOffice_project/10m0$Build-2</meta:generator>
    <meta:document-statistic meta:table-count="1" meta:image-count="0" meta:object-count="0" meta:page-count="2" meta:paragraph-count="46" meta:word-count="332" meta:character-count="1912" meta:non-whitespace-character-count="1630"/>
  </office:meta>
</office:document-meta>
</file>